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Temp</text:p>
          </table:table-cell>
          <table:table-cell office:value-type="string">
            <text:p>RF</text:p>
          </table:table-cell>
          <table:table-cell/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8.328">
            <text:p>78,328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0.217">
            <text:p>80,217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0.196">
            <text:p>80,196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9.39">
            <text:p>79,39</text:p>
          </table:table-cell>
          <table:table-cell table:number-columns-repeated="2"/>
          <table:table-cell>
            <draw:frame table:end-cell-address="Ark1.L25" table:end-x="2.147cm" table:end-y="0.345cm" draw:z-index="0" draw:style-name="gr1" draw:text-style-name="P1" svg:width="16.002cm" svg:height="8.979cm" svg:x="1.952cm" svg:y="0.399cm">
              <draw:object draw:notify-on-update-of-ranges="Ark1.A11:Ark1.B19 Ark1.A11:Ark1.A19 Ark1.A10:Ark1.A10 Ark1.B11:Ark1.B19 Ark1.C1:Ark1.C1 Ark1.B2:Ark1.B9 Ark1.A2:Ark1.A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8.924">
            <text:p>78,92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9.923">
            <text:p>79,923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3.512">
            <text:p>83,512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0.816">
            <text:p>90,816</text:p>
          </table:table-cell>
          <table:table-cell table:number-columns-repeated="3"/>
        </table:table-row>
        <table:table-row table:style-name="ro1">
          <table:table-cell office:value-type="string">
            <text:p>ad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5.1136">
            <text:p>85,1136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1.3849">
            <text:p>81,3849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9.4318">
            <text:p>79,4318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0.8523">
            <text:p>80,8523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4.2259">
            <text:p>84,2259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9.375">
            <text:p>89,37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6.2997">
            <text:p>96,2997</text:p>
          </table:table-cell>
          <table:table-cell table:number-columns-repeated="3"/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1">2019-01-11</text:date>, <text:time>13:33:06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Karlsson</meta:initial-creator>
    <meta:creation-date>2019-01-11T12:49:52.72</meta:creation-date>
    <dc:date>2019-01-11T13:33:06.32</dc:date>
    <dc:creator>Martin Karlsson</dc:creator>
    <meta:editing-duration>PT11M23S</meta:editing-duration>
    <meta:editing-cycles>1</meta:editing-cycles>
    <meta:document-statistic meta:table-count="3" meta:cell-count="35" meta:object-count="1"/>
    <meta:generator>OpenOffice/4.1.5$Win32 OpenOffice.org_project/415m1$Build-97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scatter" chart:style-name="ch1">
        <chart:legend chart:legend-position="end" svg:x="13.151cm" svg:y="3.916cm" style:legend-expansion="high" chart:style-name="ch2"/>
        <chart:plot-area chart:style-name="ch3" table:cell-range-address="Ark1.A11:Ark1.B19 Ark1.A10:Ark1.A10 Ark1.C1:Ark1.C1 Ark1.B2:Ark1.B9" chart:data-source-has-labels="both" svg:x="1.171cm" svg:y="0.746cm" svg:width="12.475cm" svg:height="6.943cm">
          <chartooo:coordinate-region svg:x="1.978cm" svg:y="0.958cm" svg:width="11.481cm" svg:height="6.058cm"/>
          <chart:axis chart:dimension="x" chart:name="primary-x" chart:style-name="ch4" chartooo:axis-type="auto">
            <chart:title svg:x="6.927cm" svg:y="7.869cm" chart:style-name="ch5">
              <text:p>Temp</text:p>
            </chart:title>
            <chart:categories table:cell-range-address="Ark1.A11:Ark1.B19"/>
          </chart:axis>
          <chart:axis chart:dimension="y" chart:name="primary-y" chart:style-name="ch4">
            <chart:title svg:x="0.264cm" svg:y="4.486cm" chart:style-name="ch6">
              <text:p>RF</text:p>
            </chart:title>
            <chart:grid chart:style-name="ch7" chart:class="major"/>
          </chart:axis>
          <chart:series chart:style-name="ch8" chart:values-cell-range-address="Ark1.B11:Ark1.B19" chart:label-cell-address="Ark1.A10:Ark1.A10" chart:class="chart:scatter">
            <chart:domain table:cell-range-address="Ark1.A11:Ark1.A19"/>
            <chart:data-point chart:repeated="9"/>
          </chart:series>
          <chart:series chart:style-name="ch9" chart:values-cell-range-address="Ark1.B2:Ark1.B9" chart:label-cell-address="Ark1.C1:Ark1.C1" chart:class="chart:scatter">
            <chart:domain table:cell-range-address="Ark1.A2:Ark1.A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 A</text:p>
              </table:table-cell>
              <table:table-cell office:value-type="string">
                <text:p>ad</text:p>
                <draw:g>
                  <svg:desc>Ark1.A10:Ark1.A10</svg:desc>
                </draw:g>
              </table:table-cell>
              <table:table-cell office:value-type="string">
                <text:p>Kolumn A</text:p>
              </table:table-cell>
              <table:table-cell office:value-type="string">
                <text:p/>
                <draw:g>
                  <svg:desc>Ark1.C1:Ark1.C1</svg:desc>
                </draw:g>
              </table:table-cell>
            </table:table-row>
          </table:table-header-rows>
          <table:table-rows>
            <table:table-row>
              <table:table-cell office:value-type="float" office:value="40">
                <text:p>40 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Ark1.A11:Ark1.B19</svg:desc>
                </draw:g>
              </table:table-cell>
              <table:table-cell office:value-type="float" office:value="40">
                <text:p>40</text:p>
                <draw:g>
                  <svg:desc>Ark1.A11:Ark1.A19</svg:desc>
                </draw:g>
              </table:table-cell>
              <table:table-cell office:value-type="float" office:value="85.1136">
                <text:p>85.1136</text:p>
                <draw:g>
                  <svg:desc>Ark1.B11:Ark1.B19</svg:desc>
                </draw:g>
              </table:table-cell>
              <table:table-cell office:value-type="float" office:value="40">
                <text:p>40</text:p>
                <draw:g>
                  <svg:desc>Ark1.A2:Ark1.A9</svg:desc>
                </draw:g>
              </table:table-cell>
              <table:table-cell office:value-type="float" office:value="78.328">
                <text:p>78.328</text:p>
                <draw:g>
                  <svg:desc>Ark1.B2:Ark1.B9</svg:desc>
                </draw:g>
              </table:table-cell>
            </table:table-row>
            <table:table-row>
              <table:table-cell office:value-type="float" office:value="35">
                <text:p>40 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5">
                <text:p>35</text:p>
              </table:table-cell>
              <table:table-cell office:value-type="float" office:value="81.3849">
                <text:p>81.3849</text:p>
              </table:table-cell>
              <table:table-cell office:value-type="float" office:value="35">
                <text:p>35</text:p>
              </table:table-cell>
              <table:table-cell office:value-type="float" office:value="80.217">
                <text:p>80.217</text:p>
              </table:table-cell>
            </table:table-row>
            <table:table-row>
              <table:table-cell office:value-type="float" office:value="30">
                <text:p>30 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30">
                <text:p>30</text:p>
              </table:table-cell>
              <table:table-cell office:value-type="float" office:value="79.4318">
                <text:p>79.4318</text:p>
              </table:table-cell>
              <table:table-cell office:value-type="float" office:value="30">
                <text:p>30</text:p>
              </table:table-cell>
              <table:table-cell office:value-type="float" office:value="80.196">
                <text:p>80.196</text:p>
              </table:table-cell>
            </table:table-row>
            <table:table-row>
              <table:table-cell office:value-type="float" office:value="25">
                <text:p>30 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5">
                <text:p>25</text:p>
              </table:table-cell>
              <table:table-cell office:value-type="float" office:value="80.8523">
                <text:p>80.8523</text:p>
              </table:table-cell>
              <table:table-cell office:value-type="float" office:value="25">
                <text:p>25</text:p>
              </table:table-cell>
              <table:table-cell office:value-type="float" office:value="79.39">
                <text:p>79.39</text:p>
              </table:table-cell>
            </table:table-row>
            <table:table-row>
              <table:table-cell office:value-type="float" office:value="20">
                <text:p>20 8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0">
                <text:p>20</text:p>
              </table:table-cell>
              <table:table-cell office:value-type="float" office:value="84.2259">
                <text:p>84.2259</text:p>
              </table:table-cell>
              <table:table-cell office:value-type="float" office:value="20">
                <text:p>20</text:p>
              </table:table-cell>
              <table:table-cell office:value-type="float" office:value="78.924">
                <text:p>78.924</text:p>
              </table:table-cell>
            </table:table-row>
            <table:table-row>
              <table:table-cell office:value-type="float" office:value="15">
                <text:p>20 9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">
                <text:p>15</text:p>
              </table:table-cell>
              <table:table-cell office:value-type="float" office:value="89.375">
                <text:p>89.375</text:p>
              </table:table-cell>
              <table:table-cell office:value-type="float" office:value="15">
                <text:p>15</text:p>
              </table:table-cell>
              <table:table-cell office:value-type="float" office:value="79.923">
                <text:p>79.923</text:p>
              </table:table-cell>
            </table:table-row>
            <table:table-row>
              <table:table-cell office:value-type="float" office:value="5">
                <text:p>10 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96.2997">
                <text:p>96.2997</text:p>
              </table:table-cell>
              <table:table-cell office:value-type="float" office:value="10">
                <text:p>10</text:p>
              </table:table-cell>
              <table:table-cell office:value-type="float" office:value="83.512">
                <text:p>83.512</text:p>
              </table:table-cell>
            </table:table-row>
            <table:table-row>
              <table:table-cell office:value-type="string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90.816">
                <text:p>90.816</text:p>
              </table:table-cell>
            </table:table-row>
            <table:table-row>
              <table:table-cell office:value-type="string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